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 Dotted for Powerline" svg:font-family="'Droid Sans Mono Dotted for Powerline'" style:font-family-generic="swiss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roid Sans Mono Dotted for Powerline" fo:font-size="14pt" officeooo:rsid="00145146" officeooo:paragraph-rsid="00145146" style:font-size-asian="12.25pt" style:font-size-complex="14pt"/>
    </style:style>
    <style:style style:name="P2" style:family="paragraph" style:parent-style-name="Standard">
      <style:text-properties style:font-name="Droid Sans Mono Dotted for Powerline" fo:font-size="14pt" officeooo:rsid="001572ce" officeooo:paragraph-rsid="001e2ff1" style:font-size-asian="12.25pt" style:font-size-complex="14pt"/>
    </style:style>
    <style:style style:name="P3" style:family="paragraph" style:parent-style-name="Standard">
      <style:text-properties style:font-name="Droid Sans Mono Dotted for Powerline" fo:font-size="14pt" officeooo:rsid="00168735" officeooo:paragraph-rsid="00168735" style:font-size-asian="12.25pt" style:font-size-complex="14pt"/>
    </style:style>
    <style:style style:name="P4" style:family="paragraph" style:parent-style-name="Standard">
      <style:text-properties style:font-name="Droid Sans Mono Dotted for Powerline" fo:font-size="14pt" fo:font-weight="bold" officeooo:rsid="00145146" officeooo:paragraph-rsid="00145146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Droid Sans Mono Dotted for Powerline" fo:font-size="14pt" fo:font-style="normal" fo:font-weight="bold" officeooo:rsid="00145146" officeooo:paragraph-rsid="00145146" style:font-size-asian="12.25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style:font-name="Droid Sans Mono Dotted for Powerline" fo:font-size="14pt" fo:font-style="normal" fo:font-weight="bold" officeooo:rsid="001572ce" officeooo:paragraph-rsid="001572ce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style:font-name="Droid Sans Mono Dotted for Powerline" fo:font-size="14pt" fo:font-style="normal" fo:font-weight="bold" officeooo:rsid="00168735" officeooo:paragraph-rsid="00168735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style:font-name="Droid Sans Mono Dotted for Powerline" fo:font-size="14pt" fo:font-style="normal" officeooo:rsid="001572ce" officeooo:paragraph-rsid="00145146" style:font-size-asian="12.25pt" style:font-style-asian="normal" style:font-size-complex="14pt" style:font-style-complex="normal"/>
    </style:style>
    <style:style style:name="P9" style:family="paragraph" style:parent-style-name="Standard">
      <style:text-properties style:font-name="Droid Sans Mono Dotted for Powerline" fo:font-size="14pt" fo:font-style="normal" officeooo:rsid="001572ce" officeooo:paragraph-rsid="001572ce" style:font-size-asian="12.25pt" style:font-style-asian="normal" style:font-size-complex="14pt" style:font-style-complex="normal"/>
    </style:style>
    <style:style style:name="P10" style:family="paragraph" style:parent-style-name="Standard">
      <style:text-properties style:font-name="Droid Sans Mono Dotted for Powerline" fo:font-size="14pt" fo:font-style="normal" officeooo:rsid="00168735" officeooo:paragraph-rsid="001572ce" style:font-size-asian="12.25pt" style:font-style-asian="normal" style:font-size-complex="14pt" style:font-style-complex="normal"/>
    </style:style>
    <style:style style:name="P11" style:family="paragraph" style:parent-style-name="Standard">
      <style:text-properties style:font-name="Droid Sans Mono Dotted for Powerline" fo:font-size="14pt" fo:font-style="normal" officeooo:rsid="00168735" officeooo:paragraph-rsid="001572ce" style:font-size-asian="12.25pt" style:font-style-asian="normal" style:font-size-complex="14pt" style:font-style-complex="normal"/>
    </style:style>
    <style:style style:name="P12" style:family="paragraph" style:parent-style-name="Standard">
      <style:text-properties style:font-name="Droid Sans Mono Dotted for Powerline" fo:font-size="14pt" officeooo:rsid="00145146" officeooo:paragraph-rsid="00145146" style:font-size-asian="12.25pt" style:font-size-complex="14pt"/>
    </style:style>
    <style:style style:name="T1" style:family="text">
      <style:text-properties officeooo:rsid="001572ce"/>
    </style:style>
    <style:style style:name="T2" style:family="text">
      <style:text-properties fo:font-style="italic" officeooo:rsid="001572ce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572ce" style:font-style-asian="normal" style:font-style-complex="normal"/>
    </style:style>
    <style:style style:name="T5" style:family="text">
      <style:text-properties fo:font-style="normal" officeooo:rsid="00168735" style:font-style-asian="normal" style:font-style-complex="normal"/>
    </style:style>
    <style:style style:name="T6" style:family="text">
      <style:text-properties fo:font-style="normal" officeooo:rsid="0017c869" style:font-style-asian="normal" style:font-style-complex="normal"/>
    </style:style>
    <style:style style:name="T7" style:family="text">
      <style:text-properties fo:font-style="normal" officeooo:rsid="001c2180" style:font-style-asian="normal" style:font-style-complex="normal"/>
    </style:style>
    <style:style style:name="T8" style:family="text">
      <style:text-properties fo:font-style="normal" officeooo:rsid="001e07cf" style:font-style-asian="normal" style:font-style-complex="normal"/>
    </style:style>
    <style:style style:name="T9" style:family="text">
      <style:text-properties fo:font-style="normal" officeooo:rsid="001e2ff1" style:font-style-asian="normal" style:font-style-complex="normal"/>
    </style:style>
    <style:style style:name="T10" style:family="text">
      <style:text-properties fo:font-style="normal" officeooo:rsid="001e915b" style:font-style-asian="normal" style:font-style-complex="normal"/>
    </style:style>
    <style:style style:name="T11" style:family="text">
      <style:text-properties fo:font-style="normal" officeooo:rsid="001f2e4b" style:font-style-asian="normal" style:font-style-complex="normal"/>
    </style:style>
    <style:style style:name="T12" style:family="text">
      <style:text-properties officeooo:rsid="001c2180"/>
    </style:style>
    <style:style style:name="T13" style:family="text">
      <style:text-properties officeooo:rsid="001e07cf"/>
    </style:style>
    <style:style style:name="T14" style:family="text">
      <style:text-properties officeooo:rsid="001e915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I) Présentation projet</text:p>
      <text:p text:style-name="P1"/>
      <text:p text:style-name="P4">2.1 Buts</text:p>
      <text:p text:style-name="P1"/>
      <text:p text:style-name="P1">Le but premier de l’application est de déverrouiller un écran d’ordinateur, à l’aide d’une <text:span text:style-name="T13">caméra</text:span>, par reconnaissance faciale. Cependant cela implique de mettre en place un verrouillage d’écran sous Linux. Les URS spécifiques seront décrit plus tard dans ce document.</text:p>
      <text:p text:style-name="P1"/>
      <text:p text:style-name="P4">2.2 Motivations</text:p>
      <text:p text:style-name="P1"/>
      <text:p text:style-name="P1">Trois membres du groupe utilise<text:span text:style-name="T1">nt</text:span> <text:span text:style-name="T14">Arch </text:span>Linux <text:span text:style-name="T14">qui est une distribution minimale de Linux</text:span>. Le fait de quitter Windows leur à permis de pleinement se concentrer sur la machine à un plus bas niveau, avec tous les avantages de <text:span text:style-name="T14">liberté qu’offre une plateforme open source</text:span>, mais aussi toutes les contraintes qui sont très formatrices et qui forcent à se pencher d’avantage sur <text:span text:style-name="T13">le </text:span>fonctionne<text:span text:style-name="T13">nement de</text:span> ce <text:span text:style-name="T14">système d’exploitation</text:span>. Les trois utilisateurs cherchaient une manière de v<text:span text:style-name="T12">er</text:span>rouiller/déverrouiller leur écran de manière sécurisée. Et l’idée de ce projet a fleuri suite à un article <text:span text:style-name="T1">présent dans le magazine </text:span><text:span text:style-name="T2">Linux Magazine/France n°203</text:span><text:span text:style-name="T1"> </text:span><text:span text:style-name="T4">: “Mettez en place un système de reconnaissance faciale”. </text:span></text:p>
      <text:p text:style-name="P8"/>
      <text:p text:style-name="P6">2.3 Linux</text:p>
      <text:p text:style-name="P9"/>
      <text:p text:style-name="P2"><text:span text:style-name="T3">Le </text:span><text:span text:style-name="T9">développement du logiciel se fera sur Linux</text:span><text:span text:style-name="T3">. Et pour cause, un tel projet sur Windows aurait été bien plus difficile </text:span><text:span text:style-name="T8">concernant</text:span><text:span text:style-name="T3"> l’implémentation système mais aussi l</text:span><text:span text:style-name="T8">e</text:span><text:span text:style-name="T5"> code </text:span><text:span text:style-name="T8">de l’application</text:span><text:span text:style-name="T3">. De plus, l’OS est largement privilégié </text:span><text:span text:style-name="T8">par les développeurs dans</text:span><text:span text:style-name="T3"> le monde de la programmation. C’est pourquoi nous avons choisi de réaliser notre projet s</text:span><text:span text:style-name="T10">ous</text:span><text:span text:style-name="T3"> Linux, </text:span><text:span text:style-name="T9">qui</text:span><text:span text:style-name="T5"> s’adressera donc à un public famil</text:span><text:span text:style-name="T7">l</text:span><text:span text:style-name="T5">ié avec la CLI </text:span><text:span text:style-name="T10">(Command Line Interface) </text:span><text:span text:style-name="T5">et les autres aspects techniques. </text:span><text:span text:style-name="T11">Des interfaces serons potentiellement développé à terme pour les utilisateurs de distributions plus user-friendly (comme Ubuntu).</text:span></text:p>
      <text:p text:style-name="P10"/>
      <text:p text:style-name="P10"/>
      <text:p text:style-name="P10"><text:soft-page-break/></text:p>
      <text:p text:style-name="P7">2.4 Open source</text:p>
      <text:p text:style-name="P7"/>
      <text:p text:style-name="P3"><text:span text:style-name="T3">Le développement du projet se fera de manière compl</text:span><text:span text:style-name="T7">è</text:span><text:span text:style-name="T3">tement transparente et donc en open source. Ce choix est assez logique lorsque l’on réalise un programme pour Linux, car il s’inscrit exactement dans la politique de</text:span><text:span text:style-name="T6">s développeurs qui ont réalisé ce dernier</text:span><text:span text:style-name="T3">. </text:span><text:span text:style-name="T6">Cela possède de nombreux avantages : possib</text:span><text:span text:style-name="T7">ili</text:span><text:span text:style-name="T6">té pour la communauté de contribuer au </text:span><text:span text:style-name="T11">projet au travers de modifications du code, commentaires, rapport de bug, ..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 Dotted for Powerline" svg:font-family="'Droid Sans Mono Dotted for Powerline'" style:font-family-generic="swiss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20:12:27.202998154</meta:creation-date>
    <meta:generator>LibreOffice/5.4.3.2$Linux_X86_64 LibreOffice_project/40m0$Build-2</meta:generator>
    <dc:date>2017-12-04T08:52:57.467297808</dc:date>
    <meta:editing-duration>PT19M36S</meta:editing-duration>
    <meta:editing-cycles>5</meta:editing-cycles>
    <meta:document-statistic meta:table-count="0" meta:image-count="0" meta:object-count="0" meta:page-count="2" meta:paragraph-count="9" meta:word-count="316" meta:character-count="2050" meta:non-whitespace-character-count="1742"/>
  </office:meta>
</office:document-meta>
</file>